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4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prod_1_flow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prod_1_cp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prod_1_temp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prod_1_btemp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prod_2_flow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prod_2_cp</text:p>
          </table:table-cell>
          <table:table-cell office:value-type="float" office:value="3.85">
            <text:p>3.85</text:p>
          </table:table-cell>
        </table:table-row>
        <table:table-row table:style-name="ro1">
          <table:table-cell office:value-type="string">
            <text:p>prod_2_temp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rod_2_btemp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prod_final_temp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eturn_temp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hrin_1_dtmi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rin_2_dtmin</text:p>
          </table:table-cell>
          <table:table-cell office:value-type="float" office:value="4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LibreOffice/4.0.5.2$MacOSX_x86 LibreOffice_project/5464147a081647a250913f19c0715bca595af2f</meta:generator>
  </office:meta>
</office:document-meta>
</file>